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9cm" fo:min-width="11.95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89cm" fo:min-width="12.027cm" loext:decorative="false"/>
      <style:paragraph-properties style:writing-mode="lr-tb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0.989cm" fo:min-width="12.026cm" loext:decorative="false"/>
      <style:paragraph-properties style:writing-mode="lr-tb"/>
    </style:style>
    <style:style style:name="gr4" style:family="graphic" style:parent-style-name="standard">
      <style:graphic-properties draw:fill-color="#55308d" draw:textarea-horizontal-align="justify" draw:textarea-vertical-align="middle" draw:auto-grow-height="false" fo:min-height="0.989cm" fo:min-width="12.093cm" loext:decorative="false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1.76cm" fo:min-width="3.921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svg:stroke-color="#b30000" draw:fill-color="#b30000" draw:textarea-horizontal-align="justify" draw:textarea-vertical-align="middle" draw:auto-grow-height="false" fo:min-height="1.525cm" fo:min-width="3.183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800080" draw:textarea-horizontal-align="justify" draw:textarea-vertical-align="middle" draw:auto-grow-height="false" fo:min-height="1.89cm" fo:min-width="0.171cm" loext:decorative="false"/>
      <style:paragraph-properties style:writing-mode="lr-tb"/>
    </style:style>
    <style:style style:name="gr9" style:family="graphic" style:parent-style-name="standard">
      <style:graphic-properties draw:fill-color="#b30000" draw:textarea-horizontal-align="justify" draw:textarea-vertical-align="middle" draw:auto-grow-height="false" fo:min-height="1.89cm" fo:min-width="0.288cm" loext:decorative="false"/>
      <style:paragraph-properties style:writing-mode="lr-tb"/>
    </style:style>
    <style:style style:name="gr10" style:family="graphic" style:parent-style-name="standard">
      <style:graphic-properties draw:fill-color="#cccccc" draw:opacity="50%" draw:textarea-horizontal-align="justify" draw:textarea-vertical-align="middle" draw:auto-grow-height="false" fo:min-height="1.89cm" fo:min-width="0.12cm" draw:shadow-opacity="50%" loext:decorative="false"/>
    </style:style>
    <style:style style:name="gr11" style:family="graphic" style:parent-style-name="standard">
      <style:graphic-properties draw:fill-color="#cccccc" draw:opacity="50%" draw:textarea-horizontal-align="justify" draw:textarea-vertical-align="middle" draw:auto-grow-height="false" fo:min-height="1.89cm" fo:min-width="0.137cm" draw:shadow-opacity="50%" loext:decorative="false"/>
    </style:style>
    <style:style style:name="gr12" style:family="graphic" style:parent-style-name="standard">
      <style:graphic-properties svg:stroke-width="0.152cm" svg:stroke-color="#b30000" draw:marker-start-width="0.427cm" draw:marker-end="Arrowheads_20_3" draw:marker-end-width="0.427cm" draw:fill-color="#b30000" draw:textarea-vertical-align="middle" fo:padding-top="0.2cm" fo:padding-bottom="0.2cm" fo:padding-left="0.325cm" fo:padding-right="0.325cm" loext:decorative="false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09cm" fo:min-width="4.458cm" loext:decorative="false"/>
      <style:paragraph-properties style:writing-mode="lr-tb"/>
    </style:style>
    <style:style style:name="gr14" style:family="graphic" style:parent-style-name="standard">
      <style:graphic-properties draw:fill-color="#666666" draw:opacity="50%" draw:textarea-horizontal-align="justify" draw:textarea-vertical-align="middle" draw:auto-grow-height="false" fo:min-height="1.09cm" fo:min-width="4.458cm" draw:shadow-opacity="50%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102cm" svg:stroke-color="#ff8000" draw:marker-start-width="0.352cm" draw:marker-end-width="0.352cm" svg:stroke-linecap="butt" draw:fill="none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fill-color="#e8a202" draw:textarea-horizontal-align="justify" draw:textarea-vertical-align="middle" draw:auto-grow-height="false" fo:min-height="1.089cm" fo:min-width="4.993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31cm" fo:min-width="0cm" loext:decorative="false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2.148cm" fo:min-width="0.03cm" loext:decorative="false"/>
    </style:style>
    <style:style style:name="gr19" style:family="graphic" style:parent-style-name="objectwithoutfill">
      <style:graphic-properties draw:fill="solid" draw:fill-color="#ffbf00" draw:opacity="50%" draw:textarea-vertical-align="middle" draw:shadow-opacity="50%" loext:decorative="false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21cm" fo:min-width="0cm" loext:decorative="false"/>
    </style:style>
    <style:style style:name="gr21" style:family="graphic" style:parent-style-name="standard">
      <style:graphic-properties draw:opacity="30%" draw:textarea-horizontal-align="justify" draw:textarea-vertical-align="middle" draw:auto-grow-height="false" fo:min-height="7.361cm" fo:min-width="18.338cm" draw:shadow-opacity="30%" loext:decorative="false"/>
    </style:style>
    <style:style style:name="gr22" style:family="graphic" style:parent-style-name="standard">
      <style:graphic-properties draw:fill-color="#ffff00" draw:opacity="30%" draw:textarea-horizontal-align="justify" draw:textarea-vertical-align="middle" draw:auto-grow-height="false" fo:min-height="5.518cm" fo:min-width="10.004cm" draw:shadow-opacity="30%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66cm" loext:decorative="false"/>
      <style:paragraph-properties style:writing-mode="lr-tb"/>
    </style:style>
    <style:style style:name="gr24" style:family="graphic" style:parent-style-name="standard">
      <style:graphic-properties draw:fill-color="#ff8000" draw:opacity="30%" draw:textarea-horizontal-align="justify" draw:textarea-vertical-align="middle" draw:auto-grow-height="false" fo:min-height="5.518cm" fo:min-width="7.412cm" draw:shadow-opacity="30%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67cm" loext:decorative="false"/>
      <style:paragraph-properties style:writing-mode="lr-tb"/>
    </style:style>
    <style:style style:name="gr26" style:family="graphic" style:parent-style-name="standard">
      <style:graphic-properties draw:fill-color="#e8a202" draw:opacity="30%" draw:textarea-horizontal-align="justify" draw:textarea-vertical-align="middle" draw:auto-grow-height="false" fo:min-height="5.412cm" fo:min-width="5.325cm" draw:shadow-opacity="30%" loext:decorative="false"/>
    </style:style>
    <style:style style:name="gr27" style:family="graphic" style:parent-style-name="standard">
      <style:graphic-properties draw:fill-color="#666666" draw:opacity="50%" draw:textarea-horizontal-align="justify" draw:textarea-vertical-align="middle" draw:auto-grow-height="false" fo:min-height="5.726cm" fo:min-width="0cm" draw:shadow-opacity="50%" loext:decorative="false"/>
    </style:style>
    <style:style style:name="gr28" style:family="graphic" style:parent-style-name="standard">
      <style:graphic-properties draw:fill-color="#666666" draw:opacity="50%" draw:textarea-horizontal-align="justify" draw:textarea-vertical-align="middle" draw:auto-grow-height="false" fo:min-height="1.316cm" fo:min-width="0cm" draw:shadow-opacity="50%" loext:decorative="false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1.805cm" fo:min-width="7.437cm" loext:decorative="false"/>
      <style:paragraph-properties style:writing-mode="lr-tb"/>
    </style:style>
    <style:style style:name="gr30" style:family="graphic" style:parent-style-name="standard">
      <style:graphic-properties draw:fill-color="#666666" draw:opacity="50%" draw:textarea-horizontal-align="justify" draw:textarea-vertical-align="middle" draw:auto-grow-height="false" fo:min-height="1.008cm" fo:min-width="0cm" draw:shadow-opacity="5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55308d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30000"/>
      <style:paragraph-properties fo:text-align="center"/>
    </style:style>
    <style:style style:name="P6" style:family="paragraph">
      <loext:graphic-properties draw:fill-color="#cccccc" draw:opacity="50%"/>
      <style:paragraph-properties fo:text-align="center"/>
    </style:style>
    <style:style style:name="P7" style:family="paragraph">
      <style:paragraph-properties fo:text-align="center"/>
      <style:text-properties style:use-window-font-color="true" loext:opacity="0%"/>
    </style:style>
    <style:style style:name="P8" style:family="paragraph">
      <loext:graphic-properties draw:fill-color="#b30000"/>
      <style:paragraph-properties fo:text-align="center"/>
      <style:text-properties style:use-window-font-color="true" loext:opacity="0%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666666" draw:opacity="50%"/>
      <style:paragraph-properties fo:text-align="center"/>
    </style:style>
    <style:style style:name="P11" style:family="paragraph">
      <loext:graphic-properties draw:fill-color="#e8a202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loext:graphic-properties draw:fill="solid" draw:fill-color="#ffbf00" draw:opacity="50%"/>
      <style:paragraph-properties fo:text-align="center"/>
    </style:style>
    <style:style style:name="P14" style:family="paragraph">
      <loext:graphic-properties draw:opacity="30%"/>
      <style:paragraph-properties fo:text-align="center"/>
    </style:style>
    <style:style style:name="P15" style:family="paragraph">
      <loext:graphic-properties draw:fill-color="#ffff00" draw:opacity="3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8000" draw:opacity="30%"/>
      <style:paragraph-properties fo:text-align="center"/>
    </style:style>
    <style:style style:name="P18" style:family="paragraph">
      <loext:graphic-properties draw:fill-color="#e8a202" draw:opacity="30%"/>
      <style:paragraph-properties fo:text-align="center"/>
    </style:style>
    <style:style style:name="P19" style:family="paragraph">
      <loext:graphic-properties draw:fill-color="#808080"/>
      <style:paragraph-properties fo:text-align="center"/>
    </style:style>
    <style:style style:name="T1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59cm" svg:height="1.239cm" svg:x="4.214cm" svg:y="4.994cm">
          <text:p text:style-name="P1">Convolution Layer (ReLU activation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27cm" svg:height="1.239cm" svg:x="4.223cm" svg:y="8.534cm">
          <text:p text:style-name="P1">Convolution Layer (ReLU activation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26cm" svg:height="1.239cm" svg:x="4.2cm" svg:y="6.81cm">
          <text:p text:style-name="P1">Max Pooling (2x2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593cm" svg:height="1.239cm" svg:x="4.248cm" svg:y="10.301cm">
          <text:p text:style-name="P1">Max Pooling (2x2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21cm" svg:height="2.01cm" svg:x="4.416cm" svg:y="14.454cm">
          <text:p text:style-name="P1">Shape Predicio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559cm" svg:y1="16.464cm" svg:x2="6.559cm" svg:y2="17.636cm">
          <text:p/>
        </draw:line>
        <draw:custom-shape draw:style-name="gr7" draw:text-style-name="P5" xml:id="id1" draw:id="id1" draw:layer="layout" svg:width="3.683cm" svg:height="1.775cm" svg:x="4.718cm" svg:y="17.736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341cm" svg:height="2.445cm" svg:x="6.156cm" svg:y="11.674cm">
          <text:p text:style-name="P1">1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xml:id="id2" draw:id="id2" draw:layer="layout" svg:width="1.575cm" svg:height="2.445cm" svg:x="10.075cm" svg:y="11.741cm">
          <text:p text:style-name="P1">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1.24cm" svg:height="2.445cm" svg:x="11.984cm" svg:y="11.7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.273cm" svg:height="2.445cm" svg:x="13.625cm" svg:y="11.7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1.24cm" svg:height="2.445cm" svg:x="15.299cm" svg:y="11.7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8" draw:layer="layout" draw:line-skew="0.235cm" svg:x1="8.401cm" svg:y1="18.623cm" svg:x2="10.075cm" svg:y2="12.963cm" draw:start-shape="id1" draw:start-glue-point="1" draw:end-shape="id2" draw:end-glue-point="3" svg:d="M8401 18623h1071v-5660h603" svg:viewBox="0 0 1675 5661">
          <text:p text:style-name="P7"><text:span text:style-name="T1"/></text:p>
        </draw:connector>
        <draw:custom-shape draw:style-name="gr13" draw:text-style-name="P9" draw:layer="layout" svg:width="4.958cm" svg:height="1.34cm" draw:transform="rotate (-1.57306525482249) translate (11.555cm 14.522cm)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958cm" svg:height="1.34cm" draw:transform="rotate (-1.57306525482249) translate (14.906cm 14.49cm)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958cm" svg:height="1.34cm" draw:transform="rotate (-1.57306525482249) translate (16.613cm 14.489cm)">
          <text:p text:style-name="P1">Triangle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1.546cm" svg:y1="19.516cm" svg:x2="14.036cm" svg:y2="26.023cm">
          <text:p/>
        </draw:line>
        <draw:custom-shape draw:style-name="gr16" draw:text-style-name="P11" draw:layer="layout" svg:width="5.493cm" svg:height="1.339cm" svg:x="14.36cm" svg:y="20.931cm">
          <text:p text:style-name="P1">Fully Connected (120)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86cm" svg:height="0.435cm" svg:x="10.011cm" svg:y="9.8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0.686cm" svg:height="0.435cm" svg:x="10.006cm" svg:y="8.0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0.686cm" svg:height="0.435cm" svg:x="9.98cm" svg:y="6.3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2" draw:layer="layout" svg:width="1.058cm" svg:height="2.74cm" svg:x="10.325cm" svg:y="19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3.683cm" svg:height="1.775cm" svg:x="9.097cm" svg:y="22.843cm">
          <text:p text:style-name="P1">[12, 15, 8]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1.535cm" svg:y1="14.539cm" svg:x2="14.132cm" svg:y2="20.872cm">
          <text:p/>
        </draw:line>
        <draw:polygon draw:style-name="gr19" draw:text-style-name="P13" draw:layer="layout" svg:width="10.919cm" svg:height="2.332cm" draw:transform="skewX (-0.0015707963267949) rotate (-1.56259327931052) translate (13.9605581552476cm 14.8022012149312cm)" svg:viewBox="0 0 10920 2333" draw:points="0,2333 4770,2332 10920,39 6149,0 28,2306">
          <text:p/>
        </draw:polygon>
        <draw:custom-shape draw:style-name="gr14" draw:text-style-name="P10" draw:layer="layout" svg:width="4.958cm" svg:height="1.34cm" draw:transform="rotate (-1.57306525482249) translate (13.198cm 14.523cm)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493cm" svg:height="1.339cm" svg:x="14.346cm" svg:y="22.889cm">
          <text:p text:style-name="P1">Fully Connected (84)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493cm" svg:height="1.339cm" svg:x="14.353cm" svg:y="24.948cm">
          <text:p text:style-name="P1">Fully Connected (10)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686cm" svg:height="0.525cm" svg:x="16.751cm" svg:y="22.3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2" draw:layer="layout" svg:width="0.686cm" svg:height="0.525cm" svg:x="16.722cm" svg:y="24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18.838cm" svg:height="7.611cm" svg:x="1.357cm" svg:y="4.3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0.504cm" svg:height="5.768cm" svg:x="9.691cm" svg:y="14.158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4.999cm" svg:height="1.673cm" draw:transform="rotate (-1.57812670965327) translate (19.974cm 14.509cm)">
          <draw:text-box>
            <text:p>Branches:</text:p>
            <text:p>Shape specific</text:p>
          </draw:text-box>
        </draw:frame>
        <draw:frame draw:style-name="gr23" draw:text-style-name="P16" draw:layer="layout" svg:width="6.693cm" svg:height="1.673cm" draw:transform="rotate (-1.57812670965327) translate (20.001cm 4.746cm)">
          <draw:text-box>
            <text:p>Convolutional</text:p>
            <text:p>Layers</text:p>
          </draw:text-box>
        </draw:frame>
        <draw:custom-shape draw:style-name="gr24" draw:text-style-name="P17" draw:layer="layout" svg:width="7.912cm" svg:height="5.768cm" svg:x="1.303cm" svg:y="14.10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5.421cm" svg:height="1.673cm" draw:transform="rotate (-1.57620684747608) translate (3.341cm 14.218cm)">
          <draw:text-box>
            <text:p>Branche:</text:p>
            <text:p>Shape prediction</text:p>
          </draw:text-box>
        </draw:frame>
        <draw:custom-shape draw:style-name="gr26" draw:text-style-name="P18" draw:layer="layout" svg:width="5.825cm" svg:height="5.662cm" svg:x="14.204cm" svg:y="20.7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926cm" svg:height="6.829cm" svg:x="6.122cm" svg:y="19.5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0" draw:layer="layout" svg:width="0.949cm" svg:height="1.789cm" svg:x="10.549cm" svg:y="24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9" draw:layer="layout" svg:width="7.937cm" svg:height="2.055cm" svg:x="4.689cm" svg:y="26.547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7.937cm" svg:height="2.055cm" svg:x="6.294cm" svg:y="1.32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767cm" svg:height="1.437cm" svg:x="9.98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7 20 13" svg:d="M0 20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9.9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40:38.177108587</meta:creation-date>
    <dc:date>2023-12-03T21:32:31.877284523</dc:date>
    <meta:editing-duration>PT51M53S</meta:editing-duration>
    <meta:editing-cycles>4</meta:editing-cycles>
    <meta:generator>LibreOffice/7.6.3.2$Linux_X86_64 LibreOffice_project/60$Build-2</meta:generator>
    <meta:document-statistic meta:object-count="42"/>
  </office:meta>
</office:document-meta>
</file>